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03" calcext:value-type="date">
            <text:p>03/09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17" calcext:value-type="date">
            <text:p>17/09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3 - mens. 09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10-03" calcext:value-type="date">
            <text:p>03/10/2025</text:p>
          </table:table-cell>
          <table:table-cell table:style-name="ce36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8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11:34.630546300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11:34.637776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10-07T16:11:50.758878600</dc:date>
    <dc:language>pt-PT</dc:language>
    <meta:editing-cycles>597</meta:editing-cycles>
    <meta:editing-duration>PT15H53M14S</meta:editing-duration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